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470fc0" officeooo:paragraph-rsid="00470fc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50e6f7" officeooo:paragraph-rsid="0050e6f7" style:font-size-asian="12pt" style:font-weight-asian="bold" style:font-name-complex="Helvetica"/>
    </style:style>
    <style:style style:name="P12" style:family="paragraph" style:parent-style-name="Standard"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5078b7" officeooo:paragraph-rsid="005078b7" style:font-size-asian="12pt" style:font-name-complex="Helvetica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5078b7" officeooo:paragraph-rsid="005078b7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5154d7" officeooo:paragraph-rsid="005154d7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24e7c" officeooo:paragraph-rsid="00624e7c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e83df" officeooo:paragraph-rsid="006a3efd" style:font-size-asian="12pt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style:font-name-complex="Helvetica"/>
    </style:style>
    <style:style style:name="P23" style:family="paragraph" style:parent-style-name="Standard" style:list-style-name="L1">
      <style:paragraph-properties fo:text-align="start" style:justify-single-word="false" style:snap-to-layout-grid="false"/>
      <style:text-properties style:font-name="Helvetica" fo:font-size="12pt" officeooo:rsid="00470fc0" officeooo:paragraph-rsid="00470fc0" style:font-size-asian="12pt" style:font-name-complex="Helvetica"/>
    </style:style>
    <style:style style:name="P24" style:family="paragraph" style:parent-style-name="Standard" style:list-style-name="L1">
      <style:paragraph-properties fo:text-align="start" style:justify-single-word="false" style:snap-to-layout-grid="false"/>
      <style:text-properties style:font-name="Helvetica" fo:font-size="12pt" officeooo:rsid="005154d7" officeooo:paragraph-rsid="005154d7" style:font-size-asian="12pt" style:font-name-complex="Helvetica"/>
    </style:style>
    <style:style style:name="P25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28897" officeooo:paragraph-rsid="005f73b6" style:font-size-asian="12pt" style:font-name-complex="Helvetica"/>
    </style:style>
    <style:style style:name="P26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28897" officeooo:paragraph-rsid="00528897" style:font-size-asian="12pt" style:font-name-complex="Helvetica"/>
    </style:style>
    <style:style style:name="P27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7bbab" officeooo:paragraph-rsid="0057bbab" style:font-size-asian="12pt" style:font-name-complex="Helvetica"/>
    </style:style>
    <style:style style:name="P28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9fe22" officeooo:paragraph-rsid="0059fe22" style:font-size-asian="12pt" style:font-name-complex="Helvetica"/>
    </style:style>
    <style:style style:name="P29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9fe22" officeooo:paragraph-rsid="00624e7c" style:font-size-asian="12pt" style:font-name-complex="Helvetica"/>
    </style:style>
    <style:style style:name="P30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5bfad6" officeooo:paragraph-rsid="005bfad6" style:font-size-asian="12pt" style:font-name-complex="Helvetica"/>
    </style:style>
    <style:style style:name="P31" style:family="paragraph" style:parent-style-name="Standard" style:list-style-name="L3">
      <style:paragraph-properties fo:text-align="start" style:justify-single-word="false" style:snap-to-layout-grid="false"/>
      <style:text-properties style:font-name="Helvetica" fo:font-size="12pt" officeooo:rsid="005dc1fc" officeooo:paragraph-rsid="005dc1fc" style:font-size-asian="12pt" style:font-name-complex="Helvetica"/>
    </style:style>
    <style:style style:name="P32" style:family="paragraph" style:parent-style-name="Standard" style:list-style-name="L3">
      <style:paragraph-properties fo:text-align="start" style:justify-single-word="false" style:snap-to-layout-grid="false"/>
      <style:text-properties style:font-name="Helvetica" fo:font-size="12pt" officeooo:rsid="0062ff55" officeooo:paragraph-rsid="0062ff55" style:font-size-asian="12pt" style:font-name-complex="Helvetica"/>
    </style:style>
    <style:style style:name="P33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6878b8" officeooo:paragraph-rsid="006878b8" style:font-size-asian="12pt" style:font-name-complex="Helvetica"/>
    </style:style>
    <style:style style:name="P34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63dafc" officeooo:paragraph-rsid="0063dafc" style:font-size-asian="12pt" style:font-name-complex="Helvetica"/>
    </style:style>
    <style:style style:name="P35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6e97e4" officeooo:paragraph-rsid="006e97e4" style:font-name-complex="Helvetica"/>
    </style:style>
    <style:style style:name="P37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38" style:family="paragraph" style:parent-style-name="Heading_20_1">
      <style:text-properties fo:font-weight="bold" style:font-weight-asian="bold"/>
    </style:style>
    <style:style style:name="P39" style:family="paragraph" style:parent-style-name="Heading_20_1">
      <style:paragraph-properties style:snap-to-layout-grid="false"/>
      <style:text-properties fo:font-weight="bold" style:font-weight-asian="bold"/>
    </style:style>
    <style:style style:name="P40" style:family="paragraph" style:parent-style-name="Heading_20_1">
      <style:text-properties style:font-name="Helvetica" style:font-name-complex="Helvetica"/>
    </style:style>
    <style:style style:name="P4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42" style:family="paragraph" style:parent-style-name="Heading_20_3">
      <style:paragraph-properties style:snap-to-layout-grid="false"/>
      <style:text-properties fo:font-weight="bold" style:font-weight-asian="bold"/>
    </style:style>
    <style:style style:name="P43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44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775a8"/>
    </style:style>
    <style:style style:name="T2" style:family="text">
      <style:text-properties officeooo:rsid="0052232e"/>
    </style:style>
    <style:style style:name="T3" style:family="text">
      <style:text-properties officeooo:rsid="0053ce74"/>
    </style:style>
    <style:style style:name="T4" style:family="text">
      <style:text-properties officeooo:rsid="0054f999"/>
    </style:style>
    <style:style style:name="T5" style:family="text">
      <style:text-properties officeooo:rsid="0059fe22"/>
    </style:style>
    <style:style style:name="T6" style:family="text">
      <style:text-properties officeooo:rsid="005f73b6"/>
    </style:style>
    <style:style style:name="T7" style:family="text">
      <style:text-properties officeooo:rsid="006085e8"/>
    </style:style>
    <style:style style:name="T8" style:family="text">
      <style:text-properties officeooo:rsid="00624e7c"/>
    </style:style>
    <style:style style:name="T9" style:family="text">
      <style:text-properties officeooo:rsid="0062ff55"/>
    </style:style>
    <style:style style:name="T10" style:family="text">
      <style:text-properties officeooo:rsid="00673e67"/>
    </style:style>
    <style:style style:name="T11" style:family="text">
      <style:text-properties officeooo:rsid="006a3efd"/>
    </style:style>
    <style:style style:name="T12" style:family="text">
      <style:text-properties officeooo:rsid="006b4bae"/>
    </style:style>
    <style:style style:name="T13" style:family="text">
      <style:text-properties officeooo:rsid="006cac9e"/>
    </style:style>
    <style:style style:name="T14" style:family="text">
      <style:text-properties officeooo:rsid="006f5a6d"/>
    </style:style>
    <style:style style:name="T15" style:family="text">
      <style:text-properties officeooo:rsid="006f91ef"/>
    </style:style>
    <style:style style:name="T1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7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4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9" text:outline-level="1"/>
          </table:table-cell>
          <table:table-cell table:style-name="Table1.A2" table:number-columns-spanned="2" office:value-type="string">
            <text:h text:style-name="P4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8" text:outline-level="1">Project</text:h>
          </table:table-cell>
          <table:table-cell table:style-name="Table1.A3" table:number-columns-spanned="3" office:value-type="string">
            <text:h text:style-name="P4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<text:span text:style-name="T2">1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22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1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44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40" text:outline-level="1">Monday</text:h>
          </table:table-cell>
          <table:table-cell table:style-name="Table4.A2" office:value-type="string">
            <text:p text:style-name="P18">5</text:p>
          </table:table-cell>
          <table:table-cell table:style-name="Table4.A2" office:value-type="string">
            <text:list xml:id="list7447403772880693362" text:style-name="L1">
              <text:list-item>
                <text:p text:style-name="P23">Meeting Agenda (0,5)</text:p>
              </text:list-item>
              <text:list-item>
                <text:p text:style-name="P23">Summary Week Report (2)</text:p>
              </text:list-item>
              <text:list-item>
                <text:p text:style-name="P23">Group Meeting (1)</text:p>
              </text:list-item>
              <text:list-item>
                <text:p text:style-name="P24">Help Lorenzo Fixing the bug<text:span text:style-name="T7">s</text:span> in the calculations (1,5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Tuesday</text:p>
          </table:table-cell>
          <table:table-cell table:style-name="Table4.A2" office:value-type="string">
            <text:p text:style-name="P19">21</text:p>
          </table:table-cell>
          <table:table-cell table:style-name="Table4.A2" office:value-type="string">
            <text:list xml:id="list4493784241395222441" text:style-name="L2">
              <text:list-item>
                <text:p text:style-name="P25"><text:span text:style-name="T5">Work on calculations, job</text:span><text:span text:style-name="T6">s</text:span><text:span text:style-name="T5"> and scheduler</text:span> (9)</text:p>
              </text:list-item>
              <text:list-item>
                <text:p text:style-name="P26">Customer Meeting <text:span text:style-name="T3">(3)</text:span></text:p>
              </text:list-item>
              <text:list-item>
                <text:p text:style-name="P26">Customer Meeting Summary <text:span text:style-name="T4">(1)</text:span></text:p>
              </text:list-item>
              <text:list-item>
                <text:p text:style-name="P27">Beta Prototype presentation v1.0 (1)</text:p>
              </text:list-item>
              <text:list-item>
                <text:p text:style-name="P28">Work on calculations, job<text:span text:style-name="T6">s</text:span> and scheduler (5)</text:p>
              </text:list-item>
              <text:list-item>
                <text:p text:style-name="P30">Managing Meeting <text:span text:style-name="T8">(0,5)</text:span></text:p>
              </text:list-item>
              <text:list-item>
                <text:p text:style-name="P29"><text:span text:style-name="T8">Work on calculations, job</text:span><text:span text:style-name="T6">s</text:span><text:span text:style-name="T8"> and scheduler (1,5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Wednesday</text:p>
          </table:table-cell>
          <table:table-cell table:style-name="Table4.A2" office:value-type="string">
            <text:p text:style-name="P20">10</text:p>
          </table:table-cell>
          <table:table-cell table:style-name="Table4.A2" office:value-type="string">
            <text:list xml:id="list5829801814356961498" text:style-name="L3">
              <text:list-item>
                <text:p text:style-name="P31">Supervisors Meeting <text:span text:style-name="T9">(1)</text:span></text:p>
              </text:list-item>
              <text:list-item>
                <text:p text:style-name="P32">Beta Prototype presentation (<text:span text:style-name="T10">6</text:span>)</text:p>
              </text:list-item>
              <text:list-item>
                <text:p text:style-name="P32">Run the system and fill DB tables (<text:span text:style-name="T10">3</text:span>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Thursday</text:p>
          </table:table-cell>
          <table:table-cell table:style-name="Table4.A2" office:value-type="string">
            <text:p text:style-name="P21"><text:span text:style-name="T11">1</text:span><text:span text:style-name="T13">3</text:span></text:p>
          </table:table-cell>
          <table:table-cell table:style-name="Table4.A2" office:value-type="string">
            <text:list xml:id="list6565518186331179709" text:style-name="L4">
              <text:list-item>
                <text:p text:style-name="P33">Work &amp; fix bugs (9,<text:span text:style-name="T14">5</text:span>)</text:p>
              </text:list-item>
              <text:list-item>
                <text:p text:style-name="P34">Class Lecture <text:span text:style-name="T11">(2)</text:span></text:p>
              </text:list-item>
              <text:list-item>
                <text:p text:style-name="P34">Meeting Agenda <text:span text:style-name="T12">(</text:span><text:span text:style-name="T14">0,5</text:span><text:span text:style-name="T12">) </text:span><text:span text:style-name="T15">#######</text:span></text:p>
              </text:list-item>
              <text:list-item>
                <text:p text:style-name="P34">Group Meeting <text:span text:style-name="T12">(1) </text:span><text:span text:style-name="T15">##########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2">Fri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Saturday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2">Sunday</text:p>
          </table:table-cell>
          <table:table-cell table:style-name="Table4.A10" office:value-type="string">
            <text:p text:style-name="P15">1</text:p>
          </table:table-cell>
          <table:table-cell table:style-name="Table4.A10" office:value-type="string">
            <text:list xml:id="list4928034301374868456" text:style-name="L5">
              <text:list-item>
                <text:p text:style-name="P35">Week Report (1) <text:span text:style-name="T15">#############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36">50</text:p>
          </table:table-cell>
          <table:table-cell table:style-name="Table4.A11" office:value-type="string">
            <text:p text:style-name="P22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19T13:57:03.22</dc:date>
    <meta:print-date>1998-10-09T11:53:00</meta:print-date>
    <meta:editing-cycles>91</meta:editing-cycles>
    <meta:editing-duration>PT2H3M38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50" meta:word-count="151" meta:character-count="821" meta:non-whitespace-character-count="739"/>
  </office:meta>
</office:document-meta>
</file>